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742" officeooo:paragraph-rsid="001a1742"/>
    </style:style>
    <style:style style:name="P2" style:family="paragraph" style:parent-style-name="Standard">
      <style:text-properties officeooo:rsid="001e8db5" officeooo:paragraph-rsid="001e8db5"/>
    </style:style>
    <style:style style:name="P3" style:family="paragraph" style:parent-style-name="Standard">
      <style:text-properties officeooo:rsid="0026907b" officeooo:paragraph-rsid="0026907b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26907b" officeooo:paragraph-rsid="0026907b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37010e" officeooo:paragraph-rsid="0037010e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394dfa" officeooo:paragraph-rsid="00394dfa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3d2908" officeooo:paragraph-rsid="003d2908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3ef66c" officeooo:paragraph-rsid="003ef66c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27b4d8" officeooo:paragraph-rsid="0027b4d8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27b4d8" officeooo:paragraph-rsid="002e12d0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04479a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2e12d0" officeooo:paragraph-rsid="002e12d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30a80e" officeooo:paragraph-rsid="0030a80e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32987d" officeooo:paragraph-rsid="0032987d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347595" officeooo:paragraph-rsid="00347595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35bb08" officeooo:paragraph-rsid="0035bb08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37010e" officeooo:paragraph-rsid="0037010e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3ad3a3" officeooo:paragraph-rsid="003ad3a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3c17aa" officeooo:paragraph-rsid="003c17aa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3cf08e" officeooo:paragraph-rsid="003cf08e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3ef66c" officeooo:paragraph-rsid="003ef66c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3fad93" officeooo:paragraph-rsid="003fad9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42359a" officeooo:paragraph-rsid="0042359a"/>
    </style:style>
    <style:style style:name="P24" style:family="paragraph" style:parent-style-name="Preformatted_20_Text">
      <style:paragraph-properties fo:text-align="end" style:justify-single-word="false" style:writing-mode="rl-tb"/>
      <style:text-properties officeooo:rsid="002e12d0" officeooo:paragraph-rsid="002e12d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4b163f" officeooo:paragraph-rsid="002e12d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4cd088" officeooo:paragraph-rsid="004cd088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4eec54" officeooo:paragraph-rsid="004eec5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05206d9" officeooo:paragraph-rsid="005206d9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0521423" officeooo:paragraph-rsid="0052142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5216af" officeooo:paragraph-rsid="005216af"/>
    </style:style>
    <style:style style:name="P31" style:family="paragraph" style:parent-style-name="Standard">
      <style:paragraph-properties fo:text-align="end" style:justify-single-word="false" style:writing-mode="lr-tb"/>
      <style:text-properties officeooo:rsid="005216af" officeooo:paragraph-rsid="005216af"/>
    </style:style>
    <style:style style:name="T1" style:family="text">
      <style:text-properties officeooo:rsid="002276f7"/>
    </style:style>
    <style:style style:name="T2" style:family="text">
      <style:text-properties officeooo:rsid="00298e97"/>
    </style:style>
    <style:style style:name="T3" style:family="text">
      <style:text-properties officeooo:rsid="002c7aff"/>
    </style:style>
    <style:style style:name="T4" style:family="text">
      <style:text-properties officeooo:rsid="002ef376"/>
    </style:style>
    <style:style style:name="T5" style:family="text">
      <style:text-properties officeooo:rsid="0030a80e"/>
    </style:style>
    <style:style style:name="T6" style:family="text">
      <style:text-properties officeooo:rsid="00320de0"/>
    </style:style>
    <style:style style:name="T7" style:family="text">
      <style:text-properties officeooo:rsid="00394dfa"/>
    </style:style>
    <style:style style:name="T8" style:family="text">
      <style:text-properties officeooo:rsid="003cf08e"/>
    </style:style>
    <style:style style:name="T9" style:family="text">
      <style:text-properties officeooo:rsid="0043033d"/>
    </style:style>
    <style:style style:name="T10" style:family="text">
      <style:text-properties officeooo:rsid="004479ad"/>
    </style:style>
    <style:style style:name="T11" style:family="text">
      <style:text-properties officeooo:rsid="005206d9"/>
    </style:style>
    <style:style style:name="T12" style:family="text">
      <style:text-properties officeooo:rsid="00521423"/>
    </style:style>
    <style:style style:name="T13" style:family="text">
      <style:text-properties officeooo:rsid="005216af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0.8957in" draw:z-index="0">
        <draw:text-box fo:min-height="0.2189in">
          <text:p text:style-name="Text_20_body"/>
        </draw:text-box>
      </draw:frame>
      <text:p text:style-name="P1">پاسخ سؤال <text:span text:style-name="T1">تبدیل مبنا</text:span> از مجموعه تمرین ۱ مبانی کامپیوتر و برنامه سازی</text:p>
      <text:p text:style-name="P2">روزبه شریف نسب</text:p>
      <text:p text:style-name="P2"/>
      <text:p text:style-name="P3">۱. برای محاسبه‌ی مبنای عدد E2A ، هر ۲ عدد را به مبنای ۱۰ می‌بریم ولی مبنای مجهول را x در نظر <text:s/>می گیریم: </text:p>
      <text:p text:style-name="P4">5 + 11*13 + 5*169 + 1 * 2197 = 10 + 2 *x + 14 * x^2</text:p>
      <text:p text:style-name="P9">با محاسبه X به دست می‌آید : <text:span text:style-name="T2">15 و منفی ۱۰۶ هفتم</text:span></text:p>
      <text:p text:style-name="P9">با توجه به اینکه مبنا باید عدد طبیعی بزرگ‌تر از ۱ باشد ، جواب ۱۵ قابل قبول است(البته می‌دانستیم با توجه به داشتن e در صورت سؤال ، مبنای ما بزرگ‌تر از ۱۴ است.)</text:p>
      <text:p text:style-name="P9"/>
      <text:p text:style-name="P9">۲. تبدیل عدد <text:span text:style-name="T3">۱۵۱.۶۲۵ به مبنای ۲ : </text:span></text:p>
      <text:p text:style-name="P12">راه اول و ساده‌ای که به نظر می‌رسد استفاده از دستور BC <text:s/>است به صورت زیر :‌</text:p>
      <text:p text:style-name="P24"><text:span text:style-name="Source_20_Text">echo 'ibase=1</text:span><text:span text:style-name="Source_20_Text"><text:span text:style-name="T4">0</text:span></text:span><text:span text:style-name="Source_20_Text">; obase=2; </text:span><text:span text:style-name="Source_20_Text"><text:span text:style-name="T4">151.625</text:span></text:span><text:span text:style-name="Source_20_Text">' | bc</text:span></text:p>
      <text:p text:style-name="P13">که خروجی : 10010111.1010000000 را به ما می‌دهد</text:p>
      <text:p text:style-name="P13">ولی برای محا<text:span text:style-name="T6">س</text:span>به دستی به صورت زیر عمل می‌کنیم :</text:p>
      <text:p text:style-name="P14">بزرگ‌ترین توان ۲ کوچک‌تر از ۱۵۱ <text:s/>:‌ ۱۲۸ یعنی ۲ به توان ۷ است </text:p>
      <text:p text:style-name="P15">از 23.625 باقی‌مانده ، ۱۶ تا (۲ به توان ۴ ) کم می‌کنیم</text:p>
      <text:p text:style-name="P15"><text:s/>7.625 باقی می‌ماند که از آن ۴ و ۲ و۱ کم می‌کنیم (توان های ۲ و۱و۰ از ۲ )</text:p>
      <text:p text:style-name="P16">قسمت صحیح عبارت است از :‌</text:p>
      <text:p text:style-name="P17">10010111</text:p>
      <text:p text:style-name="P17">حالا برای قسمت اعشاری داریم :‌</text:p>
      <text:p text:style-name="P5"><text:span text:style-name="T7">0.</text:span>625 *<text:span text:style-name="T7">2 <text:s/>= </text:span><text:s/><text:span text:style-name="T7">1.25</text:span></text:p>
      <text:p text:style-name="P6">1.25 *2 = 2.5</text:p>
      <text:p text:style-name="P6">2.5 *2 = 5</text:p>
      <text:p text:style-name="P18">بنابر این باید ۵ رو به مبنای ۲ ببریم که برابرست با : 101 و ۳ رقم اعشار برگردیم که میشود:</text:p>
      <text:p text:style-name="P18">0.101</text:p>
      <text:p text:style-name="P18">که عدد کامل عبارت است از : <text:span text:style-name="T5">10010111.101</text:span></text:p>
      <text:p text:style-name="P18"/>
      <text:p text:style-name="P19">۳. <text:span text:style-name="T8">با توجه به این موضوع که برای تبدیل مستقیم مبنا هایی که مضرب هم نیستند راهی بلد نیستیم، ابتدا به مبنای ۱۰ تبدیل و سپس به مبنای ۷ میبریم:</text:span></text:p>
      <text:p text:style-name="P20">۲۴۰۱۲ در مبنای ۱۰ عبارت است از :</text:p>
      <text:p text:style-name="P20"/>
      <text:p text:style-name="P7">2+ 1*5 + 0 * 25 + 4 * 125 + 2 * 625 = 1757</text:p>
      <text:p text:style-name="P8">1757 – 5 * 343 (7^3) <text:s/>= 42</text:p>
      <text:p text:style-name="P8">42 – 6*7 = 0</text:p>
      <text:p text:style-name="P8">5060 </text:p>
      <text:p text:style-name="P21">با استفاده از دستور : echo 'ibase=5; obase=7; 24012' | bc نیز به نتیجه مشابه می رسیدیم!</text:p>
      <text:p text:style-name="P21"><text:s/></text:p>
      <text:p text:style-name="P21"/>
      <text:p text:style-name="P22"/>
      <text:p text:style-name="P22">۴. <text:s/><text:span text:style-name="T9">در این مورد ابتدا عدد رو بدون توجه به ممیز تبدیل می‌کنیم و در نهایت، به ازای تعداد ارقام اعشاری، توان منفی به ۲ می‌دهیم مثلاً در اینجا ۲ به توان منفی ۷</text:span></text:p>
      <text:p text:style-name="P23"/>
      <text:p text:style-name="P11"><text:span text:style-name="T10">در مرحله اول عدد </text:span>11010 1101011 <text:span text:style-name="T10">را تبدیل می‌کنیم : </text:span></text:p>
      <text:p text:style-name="P11"/>
      <text:p text:style-name="P10">2 + 8+16+32+64+256+1024+4096 = 3435</text:p>
      <text:p text:style-name="P25"/>
      <text:p text:style-name="P26">حالا باید بر ۲ به توان ۷ تقسیم کنیم :‌<text:span text:style-name="T12">26٫8359</text:span></text:p>
      <text:p text:style-name="P27"><text:soft-page-break/>اکنون با تبدیل عدد <text:span text:style-name="T11">26</text:span> به مبنای 8 داریم :‌ 2<text:span text:style-name="T11">6</text:span> = <text:s/>3*8 + <text:span text:style-name="T11">2</text:span> = 3<text:span text:style-name="T11">2</text:span></text:p>
      <text:p text:style-name="P27"><text:s/>و برای مبنای 16 داریم :‌ 16*1 +<text:span text:style-name="T13">10</text:span> = <text:span text:style-name="T13">1a</text:span></text:p>
      <text:p text:style-name="P27">و برای قسمت اعشاری :‌</text:p>
      <text:p text:style-name="P28">0٫8<text:span text:style-name="T12">359</text:span> * 8 = 6٫<text:span text:style-name="T12">6872</text:span></text:p>
      <text:p text:style-name="P28">0٫<text:span text:style-name="T12">6872</text:span>*8=<text:span text:style-name="T12">5٫4976</text:span></text:p>
      <text:p text:style-name="P29">که عدد : 26٫65 در مبنای 8 تشکیل می‌شود</text:p>
      <text:p text:style-name="P29">و برای مبنای 16 نیز :‌</text:p>
      <text:p text:style-name="P30">0٫8359*16 = 13٫3744 = d</text:p>
      <text:p text:style-name="P30">0٫3744*16 = 5٫9904 = 6</text:p>
      <text:p text:style-name="P30">که عدد :‌ 1a.d6 تشکیل می شود.</text:p>
      <text:p text:style-name="P30"/>
      <text:p text:style-name="P3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Standard" style:class="chapter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30:17.952584225</meta:creation-date>
    <dc:date>2018-10-10T23:34:55.144581801</dc:date>
    <meta:editing-duration>PT6H5M49S</meta:editing-duration>
    <meta:editing-cycles>45</meta:editing-cycles>
    <meta:generator>LibreOffice/6.0.6.2$Linux_X86_64 LibreOffice_project/00m0$Build-2</meta:generator>
    <meta:document-statistic meta:table-count="0" meta:image-count="0" meta:object-count="0" meta:page-count="2" meta:paragraph-count="45" meta:word-count="466" meta:character-count="1985" meta:non-whitespace-character-count="1545"/>
  </office:meta>
</office:document-meta>
</file>